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26in"/>
    </style:style>
    <style:style style:name="Table1.B" style:family="table-column">
      <style:table-column-properties style:column-width="0.9528in"/>
    </style:style>
    <style:style style:name="Table1.C" style:family="table-column">
      <style:table-column-properties style:column-width="0.7743in"/>
    </style:style>
    <style:style style:name="Table1.D" style:family="table-column">
      <style:table-column-properties style:column-width="2.6639in"/>
    </style:style>
    <style:style style:name="Table1.E" style:family="table-column">
      <style:table-column-properties style:column-width="1.35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writing-mode="lr-tb"/>
    </style:style>
    <style:style style:name="T1" style:family="text">
      <style:text-properties officeooo:rsid="0012c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mw-version-ext"/><text:span text:style-name="T1">I</text:span>nstalled extensions</text:h>
      <text:p text:style-name="P1"><text:bookmark text:name="sv-ext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Heading"><text:bookmark text:name="sv-credits-specialpage"/>Special pa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Heading">Extension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Licens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uthors<text:bookmark text:name="mw-version-ext-specialpage-Nuke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Nuke" text:style-name="Internet_20_link" text:visited-style-name="Visited_20_Internet_20_Link">Nuke</text:a></text:p>
          </table:table-cell>
          <table:table-cell table:style-name="Table1.A1" office:value-type="string">
            <text:p text:style-name="Table_20_Contents">1.3.0</text:p>
          </table:table-cell>
          <table:table-cell table:style-name="Table1.A1" office:value-type="string">
            <text:p text:style-name="Table_20_Contents"><text:a xlink:type="simple" xlink:href="http://127.0.1.1:8080/wiki/Special:Version/License/Nuke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Gives administrators the ability to <text:a xlink:type="simple" xlink:href="http://127.0.1.1:8080/wiki/Special:Nuke" text:style-name="Internet_20_link" text:visited-style-name="Visited_20_Internet_20_Link">mass delete</text:a> pages</text:p>
          </table:table-cell>
          <table:table-cell table:style-name="Table1.A1" office:value-type="string">
            <text:p text:style-name="Table_20_Contents">Brion Vibber and Jeroen De Dauw</text:p>
          </table:table-cell>
        </table:table-row>
        <table:table-row>
          <table:table-cell table:style-name="Table1.A1" table:number-columns-spanned="5" office:value-type="string">
            <text:p text:style-name="P2"><text:bookmark text:name="sv-credits-editor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Table_20_Heading">Editor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Heading">Extension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Licens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uthors<text:bookmark text:name="mw-version-ext-editor-CodeEditor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CodeEditor" text:style-name="Internet_20_link" text:visited-style-name="Visited_20_Internet_20_Link">CodeEditor</text:a></text:p>
          </table:table-cell>
          <table:table-cell table:style-name="Table1.A1" office:value-type="string">
            <text:p text:style-name="Table_20_Contents">–</text:p>
          </table:table-cell>
          <table:table-cell table:style-name="Table1.A1" office:value-type="string">
            <text:p text:style-name="Table_20_Contents"><text:a xlink:type="simple" xlink:href="http://127.0.1.1:8080/wiki/Special:Version/License/CodeEditor" text:style-name="Internet_20_link" text:visited-style-name="Visited_20_Internet_20_Link">GPL-2.0-or-later AND BSD-3-Clause</text:a></text:p>
          </table:table-cell>
          <table:table-cell table:style-name="Table1.A1" office:value-type="string">
            <text:p text:style-name="Table_20_Contents">Syntax-highlighted editing for JavaScript and CSS pages using <text:a xlink:type="simple" xlink:href="https://ace.c9.io/" text:style-name="Internet_20_link" text:visited-style-name="Visited_20_Internet_20_Link">Ace editor</text:a></text:p>
          </table:table-cell>
          <table:table-cell table:style-name="Table1.A1" office:value-type="string">
            <text:p text:style-name="Table_20_Contents">Brion Vibber, Derk-Jan Hartman and <text:a xlink:type="simple" xlink:href="https://ace.c9.io/" text:style-name="Internet_20_link" text:visited-style-name="Visited_20_Internet_20_Link">authors of Ace</text:a><text:bookmark text:name="mw-version-ext-editor-WikiEditor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WikiEditor" text:style-name="Internet_20_link" text:visited-style-name="Visited_20_Internet_20_Link">WikiEditor</text:a></text:p>
          </table:table-cell>
          <table:table-cell table:style-name="Table1.A1" office:value-type="string">
            <text:p text:style-name="Table_20_Contents">0.5.3</text:p>
          </table:table-cell>
          <table:table-cell table:style-name="Table1.A1" office:value-type="string">
            <text:p text:style-name="Table_20_Contents"><text:a xlink:type="simple" xlink:href="http://127.0.1.1:8080/wiki/Special:Version/License/WikiEditor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Provides an advanced, extensible wikitext editing interface</text:p>
          </table:table-cell>
          <table:table-cell table:style-name="Table1.A1" office:value-type="string">
            <text:p text:style-name="Table_20_Contents">Derk-Jan Hartman, Trevor Parscal, Roan Kattouw, Nimish Gautam and Adam Miller</text:p>
          </table:table-cell>
        </table:table-row>
        <table:table-row>
          <table:table-cell table:style-name="Table1.A1" table:number-columns-spanned="5" office:value-type="string">
            <text:p text:style-name="P2"><text:bookmark text:name="sv-credits-parserhook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Table_20_Heading">Parser hook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Heading">Extension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Licens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uthors<text:bookmark text:name="mw-version-ext-parserhook-MagicNoCache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MagicNoCache" text:style-name="Internet_20_link" text:visited-style-name="Visited_20_Internet_20_Link">MagicNoCache</text:a></text:p>
          </table:table-cell>
          <table:table-cell table:style-name="Table1.A1" office:value-type="string">
            <text:p text:style-name="P3">1.6.0 (cf368d1) 04:53, 10 July 2020</text:p>
          </table:table-cell>
          <table:table-cell table:style-name="Table1.A1" office:value-type="string">
            <text:p text:style-name="Table_20_Contents"><text:a xlink:type="simple" xlink:href="http://127.0.1.1:8080/wiki/Special:Version/License/MagicNoCache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Adds the <text:span text:style-name="Source_20_Text">__NOCACHE__</text:span> magic word to disable caching on a page</text:p>
          </table:table-cell>
          <table:table-cell table:style-name="Table1.A1" office:value-type="string">
            <text:p text:style-name="Table_20_Contents"><text:a xlink:type="simple" xlink:href="https://www.mediawiki.org/wiki/User:Kimon" text:style-name="Internet_20_link" text:visited-style-name="Visited_20_Internet_20_Link">Kimon Andreou</text:a>, <text:a xlink:type="simple" xlink:href="https://www.mediawiki.org/wiki/User:Pastakhov" text:style-name="Internet_20_link" text:visited-style-name="Visited_20_Internet_20_Link">Pavel Astakhov</text:a> and others<text:bookmark text:name="mw-version-ext-parserhook-ParserFunctions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ParserFunctions" text:style-name="Internet_20_link" text:visited-style-name="Visited_20_Internet_20_Link">ParserFunctions</text:a></text:p>
          </table:table-cell>
          <table:table-cell table:style-name="Table1.A1" office:value-type="string">
            <text:p text:style-name="Table_20_Contents">1.6.0</text:p>
          </table:table-cell>
          <table:table-cell table:style-name="Table1.A1" office:value-type="string">
            <text:p text:style-name="Table_20_Contents"><text:a xlink:type="simple" xlink:href="http://127.0.1.1:8080/wiki/Special:Version/License/ParserFunctions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Enhance parser with logical functions</text:p>
          </table:table-cell>
          <table:table-cell table:style-name="Table1.A1" office:value-type="string">
            <text:p text:style-name="Table_20_Contents">Tim Starling, Robert Rohde, Ross McClure and Juraj Simlovic<text:bookmark text:name="mw-version-ext-parserhook-Scribunto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Scribunto" text:style-name="Internet_20_link" text:visited-style-name="Visited_20_Internet_20_Link">Scribunto</text:a></text:p>
          </table:table-cell>
          <table:table-cell table:style-name="Table1.A1" office:value-type="string">
            <text:p text:style-name="Table_20_Contents">–</text:p>
          </table:table-cell>
          <table:table-cell table:style-name="Table1.A1" office:value-type="string">
            <text:p text:style-name="Table_20_Contents"><text:a xlink:type="simple" xlink:href="http://127.0.1.1:8080/wiki/Special:Version/License/Scribunto" text:style-name="Internet_20_link" text:visited-style-name="Visited_20_Internet_20_Link">GPL-2.0-or-later AND MIT</text:a></text:p>
          </table:table-cell>
          <table:table-cell table:style-name="Table1.A1" office:value-type="string">
            <text:p text:style-name="Table_20_Contents">Framework for embedding scripting languages into MediaWiki pages</text:p>
          </table:table-cell>
          <table:table-cell table:style-name="Table1.A1" office:value-type="string">
            <text:p text:style-name="Table_20_Contents">Victor Vasiliev, Tim Starling and Brad Jorsch<text:bookmark text:name="mw-version-ext-parserhook-SyntaxHighlight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SyntaxHighlight" text:style-name="Internet_20_link" text:visited-style-name="Visited_20_Internet_20_Link">SyntaxHighlight</text:a></text:p>
          </table:table-cell>
          <table:table-cell table:style-name="Table1.A1" office:value-type="string">
            <text:p text:style-name="Table_20_Contents">2.0</text:p>
          </table:table-cell>
          <table:table-cell table:style-name="Table1.A1" office:value-type="string">
            <text:p text:style-name="Table_20_Contents"><text:a xlink:type="simple" xlink:href="http://127.0.1.1:8080/wiki/Special:Version/License/SyntaxHighlight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Provides syntax highlighting <text:span text:style-name="Source_20_Text">&lt;syntaxhighlight&gt;</text:span> using <text:a xlink:type="simple" xlink:href="http://pygments.org/" text:style-name="Internet_20_link" text:visited-style-name="Visited_20_Internet_20_Link">Pygments - Python syntax highlighter</text:a></text:p>
          </table:table-cell>
          <table:table-cell table:style-name="Table1.A1" office:value-type="string">
            <text:p text:style-name="Table_20_Contents">Brion Vibber, Tim Starling, Rob Church, Niklas Laxström, Ori Livneh and Ed Sanders<text:bookmark text:name="mw-version-ext-parserhook-Widgets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Widgets" text:style-name="Internet_20_link" text:visited-style-name="Visited_20_Internet_20_Link">Widgets</text:a></text:p>
          </table:table-cell>
          <table:table-cell table:style-name="Table1.A1" office:value-type="string">
            <text:p text:style-name="P3">1.4.0 <text:a xlink:type="simple" xlink:href="https://gerrit.wikimedia.org/g/mediawiki/extensions/Widgets.git/+/cacb2977eebdcc7be62f4ab4113ef02c43a09c1b" text:style-name="Internet_20_link" text:visited-style-name="Visited_20_Internet_20_Link">(cacb297)</text:a> 03:45, 5 September 2020</text:p>
          </table:table-cell>
          <table:table-cell table:style-name="Table1.A1" office:value-type="string">
            <text:p text:style-name="Table_20_Contents"><text:a xlink:type="simple" xlink:href="http://127.0.1.1:8080/wiki/Special:Version/License/Widgets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Allows wiki administrators to add free-form widgets to the wiki by editing pages within the Widget namespace. Community-contributed widgets can be found on <text:a xlink:type="simple" xlink:href="http://www.mediawikiwidgets.org/Main_Page" text:style-name="Internet_20_link" text:visited-style-name="Visited_20_Internet_20_Link">MediaWikiWidgets.org</text:a></text:p>
          </table:table-cell>
          <table:table-cell table:style-name="Table1.A1" office:value-type="string">
            <text:p text:style-name="Table_20_Contents"><text:a xlink:type="simple" xlink:href="https://www.sergeychernyshev.com/" text:style-name="Internet_20_link" text:visited-style-name="Visited_20_Internet_20_Link">Sergey Chernyshev</text:a>, Yaron Koren and others</text:p>
          </table:table-cell>
        </table:table-row>
        <table:table-row>
          <table:table-cell table:style-name="Table1.A1" table:number-columns-spanned="5" office:value-type="string">
            <text:p text:style-name="P2"><text:bookmark text:name="sv-credits-other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Table_20_Heading">Other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Table_20_Heading">Extension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License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uthors<text:bookmark text:name="mw-version-ext-other-Gadgets"/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mediawiki.org/wiki/Extension:Gadgets" text:style-name="Internet_20_link" text:visited-style-name="Visited_20_Internet_20_Link">Gadgets</text:a></text:p>
          </table:table-cell>
          <table:table-cell table:style-name="Table1.A1" office:value-type="string">
            <text:p text:style-name="Table_20_Contents">–</text:p>
          </table:table-cell>
          <table:table-cell table:style-name="Table1.A1" office:value-type="string">
            <text:p text:style-name="Table_20_Contents"><text:a xlink:type="simple" xlink:href="http://127.0.1.1:8080/wiki/Special:Version/License/Gadgets" text:style-name="Internet_20_link" text:visited-style-name="Visited_20_Internet_20_Link">GPL-2.0-or-later</text:a></text:p>
          </table:table-cell>
          <table:table-cell table:style-name="Table1.A1" office:value-type="string">
            <text:p text:style-name="Table_20_Contents">Lets users select custom <text:a xlink:type="simple" xlink:href="http://127.0.1.1:8080/wiki/Special:Gadgets" text:style-name="Internet_20_link" text:visited-style-name="Visited_20_Internet_20_Link">CSS and JavaScript gadgets</text:a> in their <text:a xlink:type="simple" xlink:href="http://127.0.1.1:8080/wiki/Special:Preferences#mw-prefsection-gadgets" text:style-name="Internet_20_link" text:visited-style-name="Visited_20_Internet_20_Link">preferences</text:a></text:p>
          </table:table-cell>
          <table:table-cell table:style-name="Table1.A1" office:value-type="string">
            <text:p text:style-name="Table_20_Contents">Daniel Kinzler and Max Semenik</text:p>
          </table:table-cell>
        </table:table-row>
      </table:table>
      <text:p text:style-name="Text_20_body"><text:bookmark text:name="mw-version-libraries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02:16:15.261031254</meta:creation-date>
    <dc:date>2020-10-12T02:17:31.451509587</dc:date>
    <meta:editing-duration>PT1M17S</meta:editing-duration>
    <meta:editing-cycles>1</meta:editing-cycles>
    <meta:document-statistic meta:table-count="1" meta:image-count="0" meta:object-count="0" meta:page-count="2" meta:paragraph-count="70" meta:word-count="231" meta:character-count="1710" meta:non-whitespace-character-count="1546"/>
    <meta:generator>LibreOffice/6.4.6.2$Linux_X86_64 LibreOffice_project/40$Build-2</meta:generator>
  </office:meta>
</office:document-meta>
</file>